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weight="bold" style:font-weight-asian="bold" style:font-weight-complex="bold"/>
    </style:style>
    <style:style style:name="P2" style:family="paragraph" style:parent-style-name="Standard">
      <style:paragraph-properties fo:line-height="150%" fo:text-align="center" style:justify-single-word="false"/>
      <style:text-properties style:font-name="Times New Roman" fo:font-weight="bold" style:font-weight-asian="bold" style:font-weight-complex="bold"/>
    </style:style>
    <style:style style:name="P3" style:family="paragraph" style:parent-style-name="Standard">
      <style:paragraph-properties fo:line-height="150%"/>
      <style:text-properties style:font-name="Times New Roman"/>
    </style:style>
    <style:style style:name="P4" style:family="paragraph" style:parent-style-name="Standard">
      <style:paragraph-properties fo:line-height="150%" fo:text-align="center" style:justify-single-word="false"/>
      <style:text-properties style:font-name="Times New Roman"/>
    </style:style>
    <style:style style:name="P5" style:family="paragraph" style:parent-style-name="Standard">
      <style:paragraph-properties fo:line-height="200%"/>
      <style:text-properties style:font-name="Times New Roman"/>
    </style:style>
    <style:style style:name="P6" style:family="paragraph" style:parent-style-name="Standard">
      <style:paragraph-properties fo:line-height="200%" fo:text-align="center" style:justify-single-word="false"/>
      <style:text-properties style:font-name="Times New Roman"/>
    </style:style>
    <style:style style:name="P7" style:family="paragraph" style:parent-style-name="Standard">
      <style:paragraph-properties fo:margin-left="3.0626in" fo:margin-right="0in" style:line-height-at-least="0.0693in" fo:text-indent="0in" style:auto-text-indent="false"/>
      <style:text-properties style:font-name="Times New Roman"/>
    </style:style>
    <style:style style:name="P8" style:family="paragraph" style:parent-style-name="Standard">
      <style:paragraph-properties fo:line-height="150%" fo:text-align="center" style:justify-single-word="false" fo:break-before="page"/>
      <style:text-properties fo:text-transform="uppercase" style:font-name="Times New Roman" fo:font-weight="bold" style:font-weight-asian="bold" style:font-weight-complex="bold"/>
    </style:style>
    <style:style style:name="P9"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weight="bold" style:font-weight-asian="bold"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NSENT TO ACTIOn WITHOUT A Meeting of the manager </text:p>
      <text:p text:style-name="P1">OF</text:p>
      <text:p text:style-name="P2">[onshow.company_name]</text:p>
      <text:p text:style-name="P4"><text:bookmark-start text:name="CompanyName1"/>A Wyoming Limited Liability Company (hereafter “LLC”)<text:bookmark-end text:name="CompanyName1"/></text:p>
      <text:p text:style-name="P4"/>
      <text:p text:style-name="P3">In accordance with the provisions of the Wyoming Business Corporation Act, Jason DeBraal, on behalf of Wyoming Executive Management Corp., the original manager of the LLC, hereby consents to the following action:</text:p>
      <text:p text:style-name="P3">RESOLVED that <text:bookmark text:name="Nominee1"/>[onshow.director1], is hereby appointed as Manager of the LLC, to serve until a successor is duly elected and qualified.</text:p>
      <text:p text:style-name="P3">FURTHER RESOLVED, that the Manager, <text:bookmark text:name="Nominee2"/>[onshow.director1], shall have the full power and authority to act on behalf of the LLC.</text:p>
      <text:p text:style-name="P3">RESOLVED FURTHER that <text:bookmark text:name="Nominee3"/>[onshow.director1] is hereby authorized to manage, control, and operate any portion of the business with such being but not limited to: any and all lawful business transactions; the opening a bank account in the name of this entity for the deposit of funds belonging to the company, such funds to be withdrawn by authorized parties.</text:p>
      <text:p text:style-name="P3">FURTHER RESOLVED, that I, Rose Garcia, on behalf of Wyoming Executive Management Corp., the original manager of the LLC, hereby tender and submit my resignation as a manager of any and all positions with the above named Limited Liability Company, such resignation to be effective this day.</text:p>
      <text:p text:style-name="P3">IN WITNESS HEREOF, the undersigned has executed this written consent as of the date hereof.</text:p>
      <text:p text:style-name="P5"/>
      <text:p text:style-name="P5">Dated today <text:date style:data-style-name="N76" text:date-value="2015-02-05T10:26:30.33">February 5, 2015</text:date>.</text:p>
      <text:p text:style-name="P7">________________________________________<text:line-break/>Jason DeBraal, Manager</text:p>
      <text:p text:style-name="P8">ACCEPTANCE OF APPOINTMENT AS MANAGER </text:p>
      <text:p text:style-name="P1">OF</text:p>
      <text:p text:style-name="P2">[onshow.company_name]</text:p>
      <text:p text:style-name="P4"><text:bookmark-start text:name="CompanyName2"/>A Wyoming Limited Liability Company (hereafter “LLC”)<text:bookmark-end text:name="CompanyName2"/></text:p>
      <text:p text:style-name="P4"/>
      <text:p text:style-name="P3">I, <text:bookmark text:name="Nominee4"/>[onshow.director1], having been appointed a Manager of the LLC, do hereby accept said position effective as of the time of my appointment on this ________ day of _______________________, __________.</text:p>
      <text:p text:style-name="P7"/>
      <text:p text:style-name="P6"/>
      <text:p text:style-name="P7">________________________________________<text:line-break/>[onshow.director1],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ogt</meta:initial-creator>
    <meta:creation-date>2010-11-06T21:40:32.67</meta:creation-date>
    <dc:date>2015-02-05T10:26:30.26</dc:date>
    <meta:editing-duration>PT1H48M2S</meta:editing-duration>
    <meta:editing-cycles>6</meta:editing-cycles>
    <meta:generator>OpenOffice/4.0.1$Win32 OpenOffice.org_project/401m5$Build-9714</meta:generator>
    <meta:document-statistic meta:table-count="0" meta:image-count="0" meta:object-count="0" meta:page-count="2" meta:paragraph-count="18" meta:word-count="267" meta:character-count="1805"/>
  </office:meta>
</office:document-meta>
</file>